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dviceParameterNameDiscovererTests.oneThrowable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allTogether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argsOne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argsBindingOneObjectTwo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AdviceParameterNameDiscovererTests.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argsOnePrimitiveOn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ests.atWithi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joinPoin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joinPointStaticPar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argetBindingWithAlternateTokeniz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Tests.retu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hrowableNo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AdviceParameterNameDiscovererTests.tjpsp( JoinPoint . StaticPart tjp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AdviceParameterNameDiscovererTests.jpAndTwoThrowables( JoinPoint jp , Exception ex , Error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thisBindingOne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woJoin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ests.a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hrowingAnd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thisAnd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returningNo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AdviceParameterNameDiscovererTests.theBigOne( JoinPoint jp , Throwable x , int y , Object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AdviceParameterNameDiscovererTests.oneObject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targetAnd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targetBindingWithBadPointcu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AdviceParameterNameDiscovererTests.assertParameterNames( Method method , String pointcut , String returning , String throwing , String [ ] parameter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pectJAdviceParameterNameDiscovererTests.oneThrowableOnePrimitive( Throwable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AdviceParameterNameDiscovererTests.assertException( Method method , String pointcut , Class &lt; ? extends Throwable &gt; exceptionTyp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hisBindingWithBadPointcu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Tests.ambiguousArgs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referenc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dviceParameterNameDiscovererTests.twoObjects( Object x , Objec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thisBindingTwo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AdviceParameterNameDiscovererTests.oneObjectOnePrimitive( Objec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Tests.a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dviceParameterNameDiscovererTests.onePrimitive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AdviceParameterNameDiscovererTests.annotationMedley( Throwable t , Object foo , int x , MyAnnotation 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spectJAdviceParameterNameDiscovererTests.assertException( Method method , String pointcut , String returning , String throwing , Class &lt; ? extends Throwable &gt; exceptionTyp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ests.ambiguousAnnotationTwo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AdviceParameterNameDiscovererTests.pjpAndAnAnnotation( ProceedingJoinPoint pjp , MyAnnotation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notationTests.at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.annotationMedl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ambiguousRetu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oneJPAndTwo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dviceParameterNameDiscovererTests.tjp( JoinPoint 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AdviceParameterNameDiscovererTests.assertParameterNames( Method method , String pointcut , String [ ] paramete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dviceParameterNameDiscovererTests.getMetho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ests.annotation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Tests.thisBindingWithAlternateTokeniz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ests.ambiguousAnnotationOne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ests.atWith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argetBindingTwo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ests.one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dviceParameterNameDiscovererTests.jpAndOneThrowable( JoinPoint jp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referenceBindingWithAlternateTokeniz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AdviceParameterNameDiscovererTests.twoJoinPoints( JoinPoint jp1 , JoinPoint j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Tests.argsBindingOn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targetBindingOne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s.oneJPAndOne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.a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dviceParameterNameDiscovererTests.twoAnnotations( MyAnnotation ann , MyAnnotation another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spectJAdviceParameterNameDiscovererTests.oneAnnotation( MyAnnotation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